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7228" calcext:value-type="float">
            <text:p>2.97228</text:p>
          </table:table-cell>
          <table:table-cell office:value-type="float" office:value="1.77144266666667" calcext:value-type="float">
            <text:p>1.77144</text:p>
          </table:table-cell>
          <table:table-cell office:value-type="float" office:value="3.144976" calcext:value-type="float">
            <text:p>3.144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5574266666667" calcext:value-type="float">
            <text:p>2.95574</text:p>
          </table:table-cell>
          <table:table-cell office:value-type="float" office:value="1.72070266666667" calcext:value-type="float">
            <text:p>1.7207</text:p>
          </table:table-cell>
          <table:table-cell office:value-type="float" office:value="3.498528" calcext:value-type="float">
            <text:p>3.498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4826266666667" calcext:value-type="float">
            <text:p>2.94826</text:p>
          </table:table-cell>
          <table:table-cell office:value-type="float" office:value="1.714696" calcext:value-type="float">
            <text:p>1.7147</text:p>
          </table:table-cell>
          <table:table-cell office:value-type="float" office:value="3.578064" calcext:value-type="float">
            <text:p>3.578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9794533333333" calcext:value-type="float">
            <text:p>2.89795</text:p>
          </table:table-cell>
          <table:table-cell office:value-type="float" office:value="2.05680933333333" calcext:value-type="float">
            <text:p>2.05681</text:p>
          </table:table-cell>
          <table:table-cell office:value-type="float" office:value="3.298448" calcext:value-type="float">
            <text:p>3.298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9691333333333" calcext:value-type="float">
            <text:p>2.89691</text:p>
          </table:table-cell>
          <table:table-cell office:value-type="float" office:value="1.87806666666667" calcext:value-type="float">
            <text:p>1.87807</text:p>
          </table:table-cell>
          <table:table-cell office:value-type="float" office:value="3.831232" calcext:value-type="float">
            <text:p>3.831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8822133333333" calcext:value-type="float">
            <text:p>2.88822</text:p>
          </table:table-cell>
          <table:table-cell office:value-type="float" office:value="2.062764" calcext:value-type="float">
            <text:p>2.06276</text:p>
          </table:table-cell>
          <table:table-cell office:value-type="float" office:value="3.267376" calcext:value-type="float">
            <text:p>3.267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81552" calcext:value-type="float">
            <text:p>2.88155</text:p>
          </table:table-cell>
          <table:table-cell office:value-type="float" office:value="1.831124" calcext:value-type="float">
            <text:p>1.83112</text:p>
          </table:table-cell>
          <table:table-cell office:value-type="float" office:value="3.933536" calcext:value-type="float">
            <text:p>3.933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78136" calcext:value-type="float">
            <text:p>2.87814</text:p>
          </table:table-cell>
          <table:table-cell office:value-type="float" office:value="1.948712" calcext:value-type="float">
            <text:p>1.94871</text:p>
          </table:table-cell>
          <table:table-cell office:value-type="float" office:value="3.78168" calcext:value-type="float">
            <text:p>3.781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7654266666667" calcext:value-type="float">
            <text:p>2.87654</text:p>
          </table:table-cell>
          <table:table-cell office:value-type="float" office:value="1.825024" calcext:value-type="float">
            <text:p>1.82502</text:p>
          </table:table-cell>
          <table:table-cell office:value-type="float" office:value="4.014" calcext:value-type="float">
            <text:p>4.0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70244" calcext:value-type="float">
            <text:p>2.87024</text:p>
          </table:table-cell>
          <table:table-cell office:value-type="float" office:value="1.86009733333333" calcext:value-type="float">
            <text:p>1.8601</text:p>
          </table:table-cell>
          <table:table-cell office:value-type="float" office:value="3.832464" calcext:value-type="float">
            <text:p>3.832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69756" calcext:value-type="float">
            <text:p>2.86976</text:p>
          </table:table-cell>
          <table:table-cell office:value-type="float" office:value="2.04565466666667" calcext:value-type="float">
            <text:p>2.04565</text:p>
          </table:table-cell>
          <table:table-cell office:value-type="float" office:value="3.602864" calcext:value-type="float">
            <text:p>3.602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6850666666667" calcext:value-type="float">
            <text:p>2.86851</text:p>
          </table:table-cell>
          <table:table-cell office:value-type="float" office:value="1.90023066666667" calcext:value-type="float">
            <text:p>1.90023</text:p>
          </table:table-cell>
          <table:table-cell office:value-type="float" office:value="4.119008" calcext:value-type="float">
            <text:p>4.119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4750266666667" calcext:value-type="float">
            <text:p>2.8475</text:p>
          </table:table-cell>
          <table:table-cell office:value-type="float" office:value="2.08272266666667" calcext:value-type="float">
            <text:p>2.08272</text:p>
          </table:table-cell>
          <table:table-cell office:value-type="float" office:value="3.702416" calcext:value-type="float">
            <text:p>3.702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44072" calcext:value-type="float">
            <text:p>2.84407</text:p>
          </table:table-cell>
          <table:table-cell office:value-type="float" office:value="2.049732" calcext:value-type="float">
            <text:p>2.04973</text:p>
          </table:table-cell>
          <table:table-cell office:value-type="float" office:value="3.740576" calcext:value-type="float">
            <text:p>3.740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3219733333333" calcext:value-type="float">
            <text:p>2.8322</text:p>
          </table:table-cell>
          <table:table-cell office:value-type="float" office:value="1.924988" calcext:value-type="float">
            <text:p>1.92499</text:p>
          </table:table-cell>
          <table:table-cell office:value-type="float" office:value="4.371392" calcext:value-type="float">
            <text:p>4.371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27072" calcext:value-type="float">
            <text:p>2.82707</text:p>
          </table:table-cell>
          <table:table-cell office:value-type="float" office:value="2.03656933333333" calcext:value-type="float">
            <text:p>2.03657</text:p>
          </table:table-cell>
          <table:table-cell office:value-type="float" office:value="3.92256" calcext:value-type="float">
            <text:p>3.922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847333333333" calcext:value-type="float">
            <text:p>2.81847</text:p>
          </table:table-cell>
          <table:table-cell office:value-type="float" office:value="2.056036" calcext:value-type="float">
            <text:p>2.05604</text:p>
          </table:table-cell>
          <table:table-cell office:value-type="float" office:value="4.002496" calcext:value-type="float">
            <text:p>4.00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1833333333333" calcext:value-type="float">
            <text:p>2.81833</text:p>
          </table:table-cell>
          <table:table-cell office:value-type="float" office:value="2.04877066666667" calcext:value-type="float">
            <text:p>2.04877</text:p>
          </table:table-cell>
          <table:table-cell office:value-type="float" office:value="4.032624" calcext:value-type="float">
            <text:p>4.032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394" calcext:value-type="float">
            <text:p>2.81394</text:p>
          </table:table-cell>
          <table:table-cell office:value-type="float" office:value="2.14437733333333" calcext:value-type="float">
            <text:p>2.14438</text:p>
          </table:table-cell>
          <table:table-cell office:value-type="float" office:value="3.820544" calcext:value-type="float">
            <text:p>3.820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360266666667" calcext:value-type="float">
            <text:p>2.8136</text:p>
          </table:table-cell>
          <table:table-cell office:value-type="float" office:value="2.17644666666667" calcext:value-type="float">
            <text:p>2.17645</text:p>
          </table:table-cell>
          <table:table-cell office:value-type="float" office:value="3.8976" calcext:value-type="float">
            <text:p>3.89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295333333333" calcext:value-type="float">
            <text:p>2.81295</text:p>
          </table:table-cell>
          <table:table-cell office:value-type="float" office:value="1.87636933333333" calcext:value-type="float">
            <text:p>1.87637</text:p>
          </table:table-cell>
          <table:table-cell office:value-type="float" office:value="4.311904" calcext:value-type="float">
            <text:p>4.31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12096" calcext:value-type="float">
            <text:p>2.8121</text:p>
          </table:table-cell>
          <table:table-cell office:value-type="float" office:value="1.99606933333333" calcext:value-type="float">
            <text:p>1.99607</text:p>
          </table:table-cell>
          <table:table-cell office:value-type="float" office:value="4.264592" calcext:value-type="float">
            <text:p>4.264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0181333333333" calcext:value-type="float">
            <text:p>2.80181</text:p>
          </table:table-cell>
          <table:table-cell office:value-type="float" office:value="2.15136933333333" calcext:value-type="float">
            <text:p>2.15137</text:p>
          </table:table-cell>
          <table:table-cell office:value-type="float" office:value="3.807648" calcext:value-type="float">
            <text:p>3.807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697466666667" calcext:value-type="float">
            <text:p>2.79697</text:p>
          </table:table-cell>
          <table:table-cell office:value-type="float" office:value="2.06428" calcext:value-type="float">
            <text:p>2.06428</text:p>
          </table:table-cell>
          <table:table-cell office:value-type="float" office:value="4.267344" calcext:value-type="float">
            <text:p>4.267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9297066666667" calcext:value-type="float">
            <text:p>2.79297</text:p>
          </table:table-cell>
          <table:table-cell office:value-type="float" office:value="2.11722133333333" calcext:value-type="float">
            <text:p>2.11722</text:p>
          </table:table-cell>
          <table:table-cell office:value-type="float" office:value="4.072304" calcext:value-type="float">
            <text:p>4.07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9005733333333" calcext:value-type="float">
            <text:p>2.79006</text:p>
          </table:table-cell>
          <table:table-cell office:value-type="float" office:value="2.13514" calcext:value-type="float">
            <text:p>2.13514</text:p>
          </table:table-cell>
          <table:table-cell office:value-type="float" office:value="4.12496" calcext:value-type="float">
            <text:p>4.124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8698533333333" calcext:value-type="float">
            <text:p>2.78699</text:p>
          </table:table-cell>
          <table:table-cell office:value-type="float" office:value="2.07179866666667" calcext:value-type="float">
            <text:p>2.0718</text:p>
          </table:table-cell>
          <table:table-cell office:value-type="float" office:value="4.125888" calcext:value-type="float">
            <text:p>4.125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7649333333333" calcext:value-type="float">
            <text:p>2.77649</text:p>
          </table:table-cell>
          <table:table-cell office:value-type="float" office:value="2.13559333333333" calcext:value-type="float">
            <text:p>2.13559</text:p>
          </table:table-cell>
          <table:table-cell office:value-type="float" office:value="4.256896" calcext:value-type="float">
            <text:p>4.25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7476" calcext:value-type="float">
            <text:p>2.77476</text:p>
          </table:table-cell>
          <table:table-cell office:value-type="float" office:value="2.176992" calcext:value-type="float">
            <text:p>2.17699</text:p>
          </table:table-cell>
          <table:table-cell office:value-type="float" office:value="4.164256" calcext:value-type="float">
            <text:p>4.164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6590133333333" calcext:value-type="float">
            <text:p>2.7659</text:p>
          </table:table-cell>
          <table:table-cell office:value-type="float" office:value="2.08631466666667" calcext:value-type="float">
            <text:p>2.08631</text:p>
          </table:table-cell>
          <table:table-cell office:value-type="float" office:value="4.44688" calcext:value-type="float">
            <text:p>4.446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6409066666667" calcext:value-type="float">
            <text:p>2.76409</text:p>
          </table:table-cell>
          <table:table-cell office:value-type="float" office:value="2.08513066666667" calcext:value-type="float">
            <text:p>2.08513</text:p>
          </table:table-cell>
          <table:table-cell office:value-type="float" office:value="4.453728" calcext:value-type="float">
            <text:p>4.453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5798533333333" calcext:value-type="float">
            <text:p>2.75799</text:p>
          </table:table-cell>
          <table:table-cell office:value-type="float" office:value="2.14604533333333" calcext:value-type="float">
            <text:p>2.14605</text:p>
          </table:table-cell>
          <table:table-cell office:value-type="float" office:value="4.336176" calcext:value-type="float">
            <text:p>4.336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5785733333333" calcext:value-type="float">
            <text:p>2.75786</text:p>
          </table:table-cell>
          <table:table-cell office:value-type="float" office:value="2.19609333333333" calcext:value-type="float">
            <text:p>2.19609</text:p>
          </table:table-cell>
          <table:table-cell office:value-type="float" office:value="4.150656" calcext:value-type="float">
            <text:p>4.150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48116" calcext:value-type="float">
            <text:p>2.74812</text:p>
          </table:table-cell>
          <table:table-cell office:value-type="float" office:value="2.202164" calcext:value-type="float">
            <text:p>2.20216</text:p>
          </table:table-cell>
          <table:table-cell office:value-type="float" office:value="4.396528" calcext:value-type="float">
            <text:p>4.396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4620666666667" calcext:value-type="float">
            <text:p>2.74621</text:p>
          </table:table-cell>
          <table:table-cell office:value-type="float" office:value="2.067272" calcext:value-type="float">
            <text:p>2.06727</text:p>
          </table:table-cell>
          <table:table-cell office:value-type="float" office:value="4.677072" calcext:value-type="float">
            <text:p>4.677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3891866666667" calcext:value-type="float">
            <text:p>2.73892</text:p>
          </table:table-cell>
          <table:table-cell office:value-type="float" office:value="2.08257333333333" calcext:value-type="float">
            <text:p>2.08257</text:p>
          </table:table-cell>
          <table:table-cell office:value-type="float" office:value="4.706096" calcext:value-type="float">
            <text:p>4.70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3796266666667" calcext:value-type="float">
            <text:p>2.73796</text:p>
          </table:table-cell>
          <table:table-cell office:value-type="float" office:value="2.20256" calcext:value-type="float">
            <text:p>2.20256</text:p>
          </table:table-cell>
          <table:table-cell office:value-type="float" office:value="4.4296" calcext:value-type="float">
            <text:p>4.42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3782266666667" calcext:value-type="float">
            <text:p>2.73782</text:p>
          </table:table-cell>
          <table:table-cell office:value-type="float" office:value="2.20567866666667" calcext:value-type="float">
            <text:p>2.20568</text:p>
          </table:table-cell>
          <table:table-cell office:value-type="float" office:value="4.423088" calcext:value-type="float">
            <text:p>4.423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2865733333333" calcext:value-type="float">
            <text:p>2.72866</text:p>
          </table:table-cell>
          <table:table-cell office:value-type="float" office:value="2.06967733333333" calcext:value-type="float">
            <text:p>2.06968</text:p>
          </table:table-cell>
          <table:table-cell office:value-type="float" office:value="4.90488" calcext:value-type="float">
            <text:p>4.904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2684133333333" calcext:value-type="float">
            <text:p>2.72684</text:p>
          </table:table-cell>
          <table:table-cell office:value-type="float" office:value="2.04673466666667" calcext:value-type="float">
            <text:p>2.04673</text:p>
          </table:table-cell>
          <table:table-cell office:value-type="float" office:value="4.842944" calcext:value-type="float">
            <text:p>4.842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9068533333333" calcext:value-type="float">
            <text:p>2.69069</text:p>
          </table:table-cell>
          <table:table-cell office:value-type="float" office:value="2.24923333333333" calcext:value-type="float">
            <text:p>2.24923</text:p>
          </table:table-cell>
          <table:table-cell office:value-type="float" office:value="4.758384" calcext:value-type="float">
            <text:p>4.758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36" calcext:value-type="float">
            <text:p>2.66636</text:p>
          </table:table-cell>
          <table:table-cell office:value-type="float" office:value="2.04914" calcext:value-type="float">
            <text:p>2.04914</text:p>
          </table:table-cell>
          <table:table-cell office:value-type="float" office:value="5.438768" calcext:value-type="float">
            <text:p>5.438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38016" calcext:value-type="float">
            <text:p>2.63802</text:p>
          </table:table-cell>
          <table:table-cell office:value-type="float" office:value="2.33145866666667" calcext:value-type="float">
            <text:p>2.33146</text:p>
          </table:table-cell>
          <table:table-cell office:value-type="float" office:value="5.254528" calcext:value-type="float">
            <text:p>5.254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0475466666667" calcext:value-type="float">
            <text:p>2.60475</text:p>
          </table:table-cell>
          <table:table-cell office:value-type="float" office:value="2.34736533333333" calcext:value-type="float">
            <text:p>2.34737</text:p>
          </table:table-cell>
          <table:table-cell office:value-type="float" office:value="5.185696" calcext:value-type="float">
            <text:p>5.18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7698933333333" calcext:value-type="float">
            <text:p>2.57699</text:p>
          </table:table-cell>
          <table:table-cell office:value-type="float" office:value="2.43466666666667" calcext:value-type="float">
            <text:p>2.43467</text:p>
          </table:table-cell>
          <table:table-cell office:value-type="float" office:value="5.388864" calcext:value-type="float">
            <text:p>5.388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9073066666667" calcext:value-type="float">
            <text:p>2.59073</text:p>
          </table:table-cell>
          <table:table-cell office:value-type="float" office:value="2.39196" calcext:value-type="float">
            <text:p>2.39196</text:p>
          </table:table-cell>
          <table:table-cell office:value-type="float" office:value="5.41712" calcext:value-type="float">
            <text:p>5.417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92124" calcext:value-type="float">
            <text:p>2.69212</text:p>
          </table:table-cell>
          <table:table-cell office:value-type="float" office:value="2.264136" calcext:value-type="float">
            <text:p>2.26414</text:p>
          </table:table-cell>
          <table:table-cell office:value-type="float" office:value="4.73456" calcext:value-type="float">
            <text:p>4.734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4008133333333" calcext:value-type="float">
            <text:p>2.74008</text:p>
          </table:table-cell>
          <table:table-cell office:value-type="float" office:value="2.19318666666667" calcext:value-type="float">
            <text:p>2.19319</text:p>
          </table:table-cell>
          <table:table-cell office:value-type="float" office:value="4.367936" calcext:value-type="float">
            <text:p>4.367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65572" calcext:value-type="float">
            <text:p>2.76557</text:p>
          </table:table-cell>
          <table:table-cell office:value-type="float" office:value="2.19018" calcext:value-type="float">
            <text:p>2.19018</text:p>
          </table:table-cell>
          <table:table-cell office:value-type="float" office:value="4.167344" calcext:value-type="float">
            <text:p>4.167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008133333333" calcext:value-type="float">
            <text:p>2.78008</text:p>
          </table:table-cell>
          <table:table-cell office:value-type="float" office:value="2.18840533333333" calcext:value-type="float">
            <text:p>2.18841</text:p>
          </table:table-cell>
          <table:table-cell office:value-type="float" office:value="4.162336" calcext:value-type="float">
            <text:p>4.162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23856" calcext:value-type="float">
            <text:p>2.82386</text:p>
          </table:table-cell>
          <table:table-cell office:value-type="float" office:value="2.12673866666667" calcext:value-type="float">
            <text:p>2.12674</text:p>
          </table:table-cell>
          <table:table-cell office:value-type="float" office:value="3.805936" calcext:value-type="float">
            <text:p>3.805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7652933333333" calcext:value-type="float">
            <text:p>2.77653</text:p>
          </table:table-cell>
          <table:table-cell office:value-type="float" office:value="2.09245066666667" calcext:value-type="float">
            <text:p>2.09245</text:p>
          </table:table-cell>
          <table:table-cell office:value-type="float" office:value="4.250864" calcext:value-type="float">
            <text:p>4.250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1443066666667" calcext:value-type="float">
            <text:p>2.81443</text:p>
          </table:table-cell>
          <table:table-cell office:value-type="float" office:value="2.07931066666667" calcext:value-type="float">
            <text:p>2.07931</text:p>
          </table:table-cell>
          <table:table-cell office:value-type="float" office:value="4.137856" calcext:value-type="float">
            <text:p>4.137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7559333333333" calcext:value-type="float">
            <text:p>2.67559</text:p>
          </table:table-cell>
          <table:table-cell office:value-type="float" office:value="2.04823333333333" calcext:value-type="float">
            <text:p>2.04823</text:p>
          </table:table-cell>
          <table:table-cell office:value-type="float" office:value="5.444784" calcext:value-type="float">
            <text:p>5.444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4662933333333" calcext:value-type="float">
            <text:p>2.84663</text:p>
          </table:table-cell>
          <table:table-cell office:value-type="float" office:value="2.03985733333333" calcext:value-type="float">
            <text:p>2.03986</text:p>
          </table:table-cell>
          <table:table-cell office:value-type="float" office:value="3.714608" calcext:value-type="float">
            <text:p>3.714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4524933333333" calcext:value-type="float">
            <text:p>2.84525</text:p>
          </table:table-cell>
          <table:table-cell office:value-type="float" office:value="2.01339866666667" calcext:value-type="float">
            <text:p>2.0134</text:p>
          </table:table-cell>
          <table:table-cell office:value-type="float" office:value="3.903232" calcext:value-type="float">
            <text:p>3.903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09928" calcext:value-type="float">
            <text:p>2.80993</text:p>
          </table:table-cell>
          <table:table-cell office:value-type="float" office:value="1.97449466666667" calcext:value-type="float">
            <text:p>1.97449</text:p>
          </table:table-cell>
          <table:table-cell office:value-type="float" office:value="4.234624" calcext:value-type="float">
            <text:p>4.234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6688" calcext:value-type="float">
            <text:p>2.86688</text:p>
          </table:table-cell>
          <table:table-cell office:value-type="float" office:value="1.92273733333333" calcext:value-type="float">
            <text:p>1.92274</text:p>
          </table:table-cell>
          <table:table-cell office:value-type="float" office:value="3.774688" calcext:value-type="float">
            <text:p>3.774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3035866666667" calcext:value-type="float">
            <text:p>2.83036</text:p>
          </table:table-cell>
          <table:table-cell office:value-type="float" office:value="1.868148" calcext:value-type="float">
            <text:p>1.86815</text:p>
          </table:table-cell>
          <table:table-cell office:value-type="float" office:value="4.127776" calcext:value-type="float">
            <text:p>4.127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9107733333333" calcext:value-type="float">
            <text:p>2.99108</text:p>
          </table:table-cell>
          <table:table-cell office:value-type="float" office:value="1.74318133333333" calcext:value-type="float">
            <text:p>1.74318</text:p>
          </table:table-cell>
          <table:table-cell office:value-type="float" office:value="3.171696" calcext:value-type="float">
            <text:p>3.17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5574266666667" calcext:value-type="float">
            <text:p>2.95574</text:p>
          </table:table-cell>
          <table:table-cell office:value-type="float" office:value="1.72070266666667" calcext:value-type="float">
            <text:p>1.7207</text:p>
          </table:table-cell>
          <table:table-cell office:value-type="float" office:value="3.498528" calcext:value-type="float">
            <text:p>3.498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80569502222222" calcext:value-type="float">
            <text:p>2.8057</text:p>
          </table:table-cell>
          <table:table-cell table:formula="of:=AVERAGE([.BT1:.BT15])" office:value-type="float" office:value="2.04561848888889" calcext:value-type="float">
            <text:p>2.04562</text:p>
          </table:table-cell>
          <table:table-cell table:formula="of:=AVERAGE([.BU1:.BU15])" office:value-type="float" office:value="4.18100266666667" calcext:value-type="float">
            <text:p>4.18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9794533333333" calcext:value-type="float">
            <text:p>2.89795</text:p>
          </table:table-cell>
          <table:table-cell office:value-type="float" office:value="2.05680933333333" calcext:value-type="float">
            <text:p>2.05681</text:p>
          </table:table-cell>
          <table:table-cell office:value-type="float" office:value="3.298448" calcext:value-type="float">
            <text:p>3.298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89492933333333" calcext:value-type="float">
            <text:p>2.89493</text:p>
          </table:table-cell>
          <table:table-cell table:formula="of:=AVERAGE([.BT1:.BT5])" office:value-type="float" office:value="1.91266506666667" calcext:value-type="float">
            <text:p>1.91267</text:p>
          </table:table-cell>
          <table:table-cell table:formula="of:=AVERAGE([.BU1:.BU5])" office:value-type="float" office:value="3.6689248" calcext:value-type="float">
            <text:p>3.6689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9691333333333" calcext:value-type="float">
            <text:p>2.89691</text:p>
          </table:table-cell>
          <table:table-cell office:value-type="float" office:value="1.87806666666667" calcext:value-type="float">
            <text:p>1.87807</text:p>
          </table:table-cell>
          <table:table-cell office:value-type="float" office:value="3.831232" calcext:value-type="float">
            <text:p>3.831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7654266666667" calcext:value-type="float">
            <text:p>2.87654</text:p>
          </table:table-cell>
          <table:table-cell office:value-type="float" office:value="1.825024" calcext:value-type="float">
            <text:p>1.82502</text:p>
          </table:table-cell>
          <table:table-cell office:value-type="float" office:value="4.014" calcext:value-type="float">
            <text:p>4.0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4750266666667" calcext:value-type="float">
            <text:p>2.8475</text:p>
          </table:table-cell>
          <table:table-cell office:value-type="float" office:value="2.08272266666667" calcext:value-type="float">
            <text:p>2.08272</text:p>
          </table:table-cell>
          <table:table-cell office:value-type="float" office:value="3.702416" calcext:value-type="float">
            <text:p>3.702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1833333333333" calcext:value-type="float">
            <text:p>2.81833</text:p>
          </table:table-cell>
          <table:table-cell office:value-type="float" office:value="2.04877066666667" calcext:value-type="float">
            <text:p>2.04877</text:p>
          </table:table-cell>
          <table:table-cell office:value-type="float" office:value="4.032624" calcext:value-type="float">
            <text:p>4.032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360266666667" calcext:value-type="float">
            <text:p>2.8136</text:p>
          </table:table-cell>
          <table:table-cell office:value-type="float" office:value="2.17644666666667" calcext:value-type="float">
            <text:p>2.17645</text:p>
          </table:table-cell>
          <table:table-cell office:value-type="float" office:value="3.8976" calcext:value-type="float">
            <text:p>3.89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295333333333" calcext:value-type="float">
            <text:p>2.81295</text:p>
          </table:table-cell>
          <table:table-cell office:value-type="float" office:value="1.87636933333333" calcext:value-type="float">
            <text:p>1.87637</text:p>
          </table:table-cell>
          <table:table-cell office:value-type="float" office:value="4.311904" calcext:value-type="float">
            <text:p>4.31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9297066666667" calcext:value-type="float">
            <text:p>2.79297</text:p>
          </table:table-cell>
          <table:table-cell office:value-type="float" office:value="2.11722133333333" calcext:value-type="float">
            <text:p>2.11722</text:p>
          </table:table-cell>
          <table:table-cell office:value-type="float" office:value="4.072304" calcext:value-type="float">
            <text:p>4.07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6409066666667" calcext:value-type="float">
            <text:p>2.76409</text:p>
          </table:table-cell>
          <table:table-cell office:value-type="float" office:value="2.08513066666667" calcext:value-type="float">
            <text:p>2.08513</text:p>
          </table:table-cell>
          <table:table-cell office:value-type="float" office:value="4.453728" calcext:value-type="float">
            <text:p>4.453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5798533333333" calcext:value-type="float">
            <text:p>2.75799</text:p>
          </table:table-cell>
          <table:table-cell office:value-type="float" office:value="2.14604533333333" calcext:value-type="float">
            <text:p>2.14605</text:p>
          </table:table-cell>
          <table:table-cell office:value-type="float" office:value="4.336176" calcext:value-type="float">
            <text:p>4.336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4620666666667" calcext:value-type="float">
            <text:p>2.74621</text:p>
          </table:table-cell>
          <table:table-cell office:value-type="float" office:value="2.067272" calcext:value-type="float">
            <text:p>2.06727</text:p>
          </table:table-cell>
          <table:table-cell office:value-type="float" office:value="4.677072" calcext:value-type="float">
            <text:p>4.677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3796266666667" calcext:value-type="float">
            <text:p>2.73796</text:p>
          </table:table-cell>
          <table:table-cell office:value-type="float" office:value="2.20256" calcext:value-type="float">
            <text:p>2.20256</text:p>
          </table:table-cell>
          <table:table-cell office:value-type="float" office:value="4.4296" calcext:value-type="float">
            <text:p>4.42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2865733333333" calcext:value-type="float">
            <text:p>2.72866</text:p>
          </table:table-cell>
          <table:table-cell office:value-type="float" office:value="2.06967733333333" calcext:value-type="float">
            <text:p>2.06968</text:p>
          </table:table-cell>
          <table:table-cell office:value-type="float" office:value="4.90488" calcext:value-type="float">
            <text:p>4.904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38016" calcext:value-type="float">
            <text:p>2.63802</text:p>
          </table:table-cell>
          <table:table-cell office:value-type="float" office:value="2.33145866666667" calcext:value-type="float">
            <text:p>2.33146</text:p>
          </table:table-cell>
          <table:table-cell office:value-type="float" office:value="5.254528" calcext:value-type="float">
            <text:p>5.254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4826266666667" calcext:value-type="float">
            <text:p>2.94826</text:p>
          </table:table-cell>
          <table:table-cell office:value-type="float" office:value="1.714696" calcext:value-type="float">
            <text:p>1.7147</text:p>
          </table:table-cell>
          <table:table-cell office:value-type="float" office:value="3.578064" calcext:value-type="float">
            <text:p>3.578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80170835555556" calcext:value-type="float">
            <text:p>2.80171</text:p>
          </table:table-cell>
          <table:table-cell table:formula="of:=AVERAGE([.BT16:.BT30])" office:value-type="float" office:value="2.04601377777778" calcext:value-type="float">
            <text:p>2.04601</text:p>
          </table:table-cell>
          <table:table-cell table:formula="of:=AVERAGE([.BU16:.BU30])" office:value-type="float" office:value="4.16800746666667" calcext:value-type="float">
            <text:p>4.16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8822133333333" calcext:value-type="float">
            <text:p>2.88822</text:p>
          </table:table-cell>
          <table:table-cell office:value-type="float" office:value="2.062764" calcext:value-type="float">
            <text:p>2.06276</text:p>
          </table:table-cell>
          <table:table-cell office:value-type="float" office:value="3.267376" calcext:value-type="float">
            <text:p>3.267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8864704" calcext:value-type="float">
            <text:p>2.88647</text:p>
          </table:table-cell>
          <table:table-cell table:formula="of:=AVERAGE([.BT16:.BT20])" office:value-type="float" office:value="1.90368266666667" calcext:value-type="float">
            <text:p>1.90368</text:p>
          </table:table-cell>
          <table:table-cell table:formula="of:=AVERAGE([.BU16:.BU20])" office:value-type="float" office:value="3.6704032" calcext:value-type="float">
            <text:p>3.6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81552" calcext:value-type="float">
            <text:p>2.88155</text:p>
          </table:table-cell>
          <table:table-cell office:value-type="float" office:value="1.831124" calcext:value-type="float">
            <text:p>1.83112</text:p>
          </table:table-cell>
          <table:table-cell office:value-type="float" office:value="3.933536" calcext:value-type="float">
            <text:p>3.933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70244" calcext:value-type="float">
            <text:p>2.87024</text:p>
          </table:table-cell>
          <table:table-cell office:value-type="float" office:value="1.86009733333333" calcext:value-type="float">
            <text:p>1.8601</text:p>
          </table:table-cell>
          <table:table-cell office:value-type="float" office:value="3.832464" calcext:value-type="float">
            <text:p>3.832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44072" calcext:value-type="float">
            <text:p>2.84407</text:p>
          </table:table-cell>
          <table:table-cell office:value-type="float" office:value="2.049732" calcext:value-type="float">
            <text:p>2.04973</text:p>
          </table:table-cell>
          <table:table-cell office:value-type="float" office:value="3.740576" calcext:value-type="float">
            <text:p>3.740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3219733333333" calcext:value-type="float">
            <text:p>2.8322</text:p>
          </table:table-cell>
          <table:table-cell office:value-type="float" office:value="1.924988" calcext:value-type="float">
            <text:p>1.92499</text:p>
          </table:table-cell>
          <table:table-cell office:value-type="float" office:value="4.371392" calcext:value-type="float">
            <text:p>4.371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847333333333" calcext:value-type="float">
            <text:p>2.81847</text:p>
          </table:table-cell>
          <table:table-cell office:value-type="float" office:value="2.056036" calcext:value-type="float">
            <text:p>2.05604</text:p>
          </table:table-cell>
          <table:table-cell office:value-type="float" office:value="4.002496" calcext:value-type="float">
            <text:p>4.00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0181333333333" calcext:value-type="float">
            <text:p>2.80181</text:p>
          </table:table-cell>
          <table:table-cell office:value-type="float" office:value="2.15136933333333" calcext:value-type="float">
            <text:p>2.15137</text:p>
          </table:table-cell>
          <table:table-cell office:value-type="float" office:value="3.807648" calcext:value-type="float">
            <text:p>3.807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9005733333333" calcext:value-type="float">
            <text:p>2.79006</text:p>
          </table:table-cell>
          <table:table-cell office:value-type="float" office:value="2.13514" calcext:value-type="float">
            <text:p>2.13514</text:p>
          </table:table-cell>
          <table:table-cell office:value-type="float" office:value="4.12496" calcext:value-type="float">
            <text:p>4.124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7649333333333" calcext:value-type="float">
            <text:p>2.77649</text:p>
          </table:table-cell>
          <table:table-cell office:value-type="float" office:value="2.13559333333333" calcext:value-type="float">
            <text:p>2.13559</text:p>
          </table:table-cell>
          <table:table-cell office:value-type="float" office:value="4.256896" calcext:value-type="float">
            <text:p>4.25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6590133333333" calcext:value-type="float">
            <text:p>2.7659</text:p>
          </table:table-cell>
          <table:table-cell office:value-type="float" office:value="2.08631466666667" calcext:value-type="float">
            <text:p>2.08631</text:p>
          </table:table-cell>
          <table:table-cell office:value-type="float" office:value="4.44688" calcext:value-type="float">
            <text:p>4.446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3891866666667" calcext:value-type="float">
            <text:p>2.73892</text:p>
          </table:table-cell>
          <table:table-cell office:value-type="float" office:value="2.08257333333333" calcext:value-type="float">
            <text:p>2.08257</text:p>
          </table:table-cell>
          <table:table-cell office:value-type="float" office:value="4.706096" calcext:value-type="float">
            <text:p>4.70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3782266666667" calcext:value-type="float">
            <text:p>2.73782</text:p>
          </table:table-cell>
          <table:table-cell office:value-type="float" office:value="2.20567866666667" calcext:value-type="float">
            <text:p>2.20568</text:p>
          </table:table-cell>
          <table:table-cell office:value-type="float" office:value="4.423088" calcext:value-type="float">
            <text:p>4.423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2684133333333" calcext:value-type="float">
            <text:p>2.72684</text:p>
          </table:table-cell>
          <table:table-cell office:value-type="float" office:value="2.04673466666667" calcext:value-type="float">
            <text:p>2.04673</text:p>
          </table:table-cell>
          <table:table-cell office:value-type="float" office:value="4.842944" calcext:value-type="float">
            <text:p>4.842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0475466666667" calcext:value-type="float">
            <text:p>2.60475</text:p>
          </table:table-cell>
          <table:table-cell office:value-type="float" office:value="2.34736533333333" calcext:value-type="float">
            <text:p>2.34737</text:p>
          </table:table-cell>
          <table:table-cell office:value-type="float" office:value="5.185696" calcext:value-type="float">
            <text:p>5.18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7228" calcext:value-type="float">
            <text:p>2.97228</text:p>
          </table:table-cell>
          <table:table-cell office:value-type="float" office:value="1.77144266666667" calcext:value-type="float">
            <text:p>1.77144</text:p>
          </table:table-cell>
          <table:table-cell office:value-type="float" office:value="3.144976" calcext:value-type="float">
            <text:p>3.144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78936764444444" calcext:value-type="float">
            <text:p>2.78937</text:p>
          </table:table-cell>
          <table:table-cell table:formula="of:=AVERAGE([.BT31:.BT45])" office:value-type="float" office:value="2.08582826666667" calcext:value-type="float">
            <text:p>2.08583</text:p>
          </table:table-cell>
          <table:table-cell table:formula="of:=AVERAGE([.BU31:.BU45])" office:value-type="float" office:value="4.22312746666667" calcext:value-type="float">
            <text:p>4.22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78136" calcext:value-type="float">
            <text:p>2.87814</text:p>
          </table:table-cell>
          <table:table-cell office:value-type="float" office:value="1.948712" calcext:value-type="float">
            <text:p>1.94871</text:p>
          </table:table-cell>
          <table:table-cell office:value-type="float" office:value="3.78168" calcext:value-type="float">
            <text:p>3.781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88315013333333" calcext:value-type="float">
            <text:p>2.88315</text:p>
          </table:table-cell>
          <table:table-cell table:formula="of:=AVERAGE([.BT31:.BT35])" office:value-type="float" office:value="1.94052186666667" calcext:value-type="float">
            <text:p>1.94052</text:p>
          </table:table-cell>
          <table:table-cell table:formula="of:=AVERAGE([.BU31:.BU35])" office:value-type="float" office:value="3.7142176" calcext:value-type="float">
            <text:p>3.7142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69756" calcext:value-type="float">
            <text:p>2.86976</text:p>
          </table:table-cell>
          <table:table-cell office:value-type="float" office:value="2.04565466666667" calcext:value-type="float">
            <text:p>2.04565</text:p>
          </table:table-cell>
          <table:table-cell office:value-type="float" office:value="3.602864" calcext:value-type="float">
            <text:p>3.602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6850666666667" calcext:value-type="float">
            <text:p>2.86851</text:p>
          </table:table-cell>
          <table:table-cell office:value-type="float" office:value="1.90023066666667" calcext:value-type="float">
            <text:p>1.90023</text:p>
          </table:table-cell>
          <table:table-cell office:value-type="float" office:value="4.119008" calcext:value-type="float">
            <text:p>4.119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27072" calcext:value-type="float">
            <text:p>2.82707</text:p>
          </table:table-cell>
          <table:table-cell office:value-type="float" office:value="2.03656933333333" calcext:value-type="float">
            <text:p>2.03657</text:p>
          </table:table-cell>
          <table:table-cell office:value-type="float" office:value="3.92256" calcext:value-type="float">
            <text:p>3.922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394" calcext:value-type="float">
            <text:p>2.81394</text:p>
          </table:table-cell>
          <table:table-cell office:value-type="float" office:value="2.14437733333333" calcext:value-type="float">
            <text:p>2.14438</text:p>
          </table:table-cell>
          <table:table-cell office:value-type="float" office:value="3.820544" calcext:value-type="float">
            <text:p>3.820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12096" calcext:value-type="float">
            <text:p>2.8121</text:p>
          </table:table-cell>
          <table:table-cell office:value-type="float" office:value="1.99606933333333" calcext:value-type="float">
            <text:p>1.99607</text:p>
          </table:table-cell>
          <table:table-cell office:value-type="float" office:value="4.264592" calcext:value-type="float">
            <text:p>4.264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697466666667" calcext:value-type="float">
            <text:p>2.79697</text:p>
          </table:table-cell>
          <table:table-cell office:value-type="float" office:value="2.06428" calcext:value-type="float">
            <text:p>2.06428</text:p>
          </table:table-cell>
          <table:table-cell office:value-type="float" office:value="4.267344" calcext:value-type="float">
            <text:p>4.267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8698533333333" calcext:value-type="float">
            <text:p>2.78699</text:p>
          </table:table-cell>
          <table:table-cell office:value-type="float" office:value="2.07179866666667" calcext:value-type="float">
            <text:p>2.0718</text:p>
          </table:table-cell>
          <table:table-cell office:value-type="float" office:value="4.125888" calcext:value-type="float">
            <text:p>4.125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7476" calcext:value-type="float">
            <text:p>2.77476</text:p>
          </table:table-cell>
          <table:table-cell office:value-type="float" office:value="2.176992" calcext:value-type="float">
            <text:p>2.17699</text:p>
          </table:table-cell>
          <table:table-cell office:value-type="float" office:value="4.164256" calcext:value-type="float">
            <text:p>4.164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5785733333333" calcext:value-type="float">
            <text:p>2.75786</text:p>
          </table:table-cell>
          <table:table-cell office:value-type="float" office:value="2.19609333333333" calcext:value-type="float">
            <text:p>2.19609</text:p>
          </table:table-cell>
          <table:table-cell office:value-type="float" office:value="4.150656" calcext:value-type="float">
            <text:p>4.150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48116" calcext:value-type="float">
            <text:p>2.74812</text:p>
          </table:table-cell>
          <table:table-cell office:value-type="float" office:value="2.202164" calcext:value-type="float">
            <text:p>2.20216</text:p>
          </table:table-cell>
          <table:table-cell office:value-type="float" office:value="4.396528" calcext:value-type="float">
            <text:p>4.396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9068533333333" calcext:value-type="float">
            <text:p>2.69069</text:p>
          </table:table-cell>
          <table:table-cell office:value-type="float" office:value="2.24923333333333" calcext:value-type="float">
            <text:p>2.24923</text:p>
          </table:table-cell>
          <table:table-cell office:value-type="float" office:value="4.758384" calcext:value-type="float">
            <text:p>4.758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36" calcext:value-type="float">
            <text:p>2.66636</text:p>
          </table:table-cell>
          <table:table-cell office:value-type="float" office:value="2.04914" calcext:value-type="float">
            <text:p>2.04914</text:p>
          </table:table-cell>
          <table:table-cell office:value-type="float" office:value="5.438768" calcext:value-type="float">
            <text:p>5.438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7698933333333" calcext:value-type="float">
            <text:p>2.57699</text:p>
          </table:table-cell>
          <table:table-cell office:value-type="float" office:value="2.43466666666667" calcext:value-type="float">
            <text:p>2.43467</text:p>
          </table:table-cell>
          <table:table-cell office:value-type="float" office:value="5.388864" calcext:value-type="float">
            <text:p>5.388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9073066666667" calcext:value-type="float">
            <text:p>2.59073</text:p>
          </table:table-cell>
          <table:table-cell office:value-type="float" office:value="2.39196" calcext:value-type="float">
            <text:p>2.39196</text:p>
          </table:table-cell>
          <table:table-cell office:value-type="float" office:value="5.41712" calcext:value-type="float">
            <text:p>5.417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78994142222222" calcext:value-type="float">
            <text:p>2.78994</text:p>
          </table:table-cell>
          <table:table-cell table:formula="of:=AVERAGE([.BT46:.BT60])" office:value-type="float" office:value="2.07576124444444" calcext:value-type="float">
            <text:p>2.07576</text:p>
          </table:table-cell>
          <table:table-cell table:formula="of:=AVERAGE([.BU46:.BU60])" office:value-type="float" office:value="4.22769066666667" calcext:value-type="float">
            <text:p>4.22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92124" calcext:value-type="float">
            <text:p>2.69212</text:p>
          </table:table-cell>
          <table:table-cell office:value-type="float" office:value="2.264136" calcext:value-type="float">
            <text:p>2.26414</text:p>
          </table:table-cell>
          <table:table-cell office:value-type="float" office:value="4.73456" calcext:value-type="float">
            <text:p>4.734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71371786666667" calcext:value-type="float">
            <text:p>2.71372</text:p>
          </table:table-cell>
          <table:table-cell table:formula="of:=AVERAGE([.BT46:.BT50])" office:value-type="float" office:value="2.2455736" calcext:value-type="float">
            <text:p>2.24557</text:p>
          </table:table-cell>
          <table:table-cell table:formula="of:=AVERAGE([.BU46:.BU50])" office:value-type="float" office:value="4.5698592" calcext:value-type="float">
            <text:p>4.56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4008133333333" calcext:value-type="float">
            <text:p>2.74008</text:p>
          </table:table-cell>
          <table:table-cell office:value-type="float" office:value="2.19318666666667" calcext:value-type="float">
            <text:p>2.19319</text:p>
          </table:table-cell>
          <table:table-cell office:value-type="float" office:value="4.367936" calcext:value-type="float">
            <text:p>4.367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65572" calcext:value-type="float">
            <text:p>2.76557</text:p>
          </table:table-cell>
          <table:table-cell office:value-type="float" office:value="2.19018" calcext:value-type="float">
            <text:p>2.19018</text:p>
          </table:table-cell>
          <table:table-cell office:value-type="float" office:value="4.167344" calcext:value-type="float">
            <text:p>4.167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008133333333" calcext:value-type="float">
            <text:p>2.78008</text:p>
          </table:table-cell>
          <table:table-cell office:value-type="float" office:value="2.18840533333333" calcext:value-type="float">
            <text:p>2.18841</text:p>
          </table:table-cell>
          <table:table-cell office:value-type="float" office:value="4.162336" calcext:value-type="float">
            <text:p>4.162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23856" calcext:value-type="float">
            <text:p>2.82386</text:p>
          </table:table-cell>
          <table:table-cell office:value-type="float" office:value="2.12673866666667" calcext:value-type="float">
            <text:p>2.12674</text:p>
          </table:table-cell>
          <table:table-cell office:value-type="float" office:value="3.805936" calcext:value-type="float">
            <text:p>3.805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7652933333333" calcext:value-type="float">
            <text:p>2.77653</text:p>
          </table:table-cell>
          <table:table-cell office:value-type="float" office:value="2.09245066666667" calcext:value-type="float">
            <text:p>2.09245</text:p>
          </table:table-cell>
          <table:table-cell office:value-type="float" office:value="4.250864" calcext:value-type="float">
            <text:p>4.250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1443066666667" calcext:value-type="float">
            <text:p>2.81443</text:p>
          </table:table-cell>
          <table:table-cell office:value-type="float" office:value="2.07931066666667" calcext:value-type="float">
            <text:p>2.07931</text:p>
          </table:table-cell>
          <table:table-cell office:value-type="float" office:value="4.137856" calcext:value-type="float">
            <text:p>4.137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7559333333333" calcext:value-type="float">
            <text:p>2.67559</text:p>
          </table:table-cell>
          <table:table-cell office:value-type="float" office:value="2.04823333333333" calcext:value-type="float">
            <text:p>2.04823</text:p>
          </table:table-cell>
          <table:table-cell office:value-type="float" office:value="5.444784" calcext:value-type="float">
            <text:p>5.444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4662933333333" calcext:value-type="float">
            <text:p>2.84663</text:p>
          </table:table-cell>
          <table:table-cell office:value-type="float" office:value="2.03985733333333" calcext:value-type="float">
            <text:p>2.03986</text:p>
          </table:table-cell>
          <table:table-cell office:value-type="float" office:value="3.714608" calcext:value-type="float">
            <text:p>3.714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4524933333333" calcext:value-type="float">
            <text:p>2.84525</text:p>
          </table:table-cell>
          <table:table-cell office:value-type="float" office:value="2.01339866666667" calcext:value-type="float">
            <text:p>2.0134</text:p>
          </table:table-cell>
          <table:table-cell office:value-type="float" office:value="3.903232" calcext:value-type="float">
            <text:p>3.903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09928" calcext:value-type="float">
            <text:p>2.80993</text:p>
          </table:table-cell>
          <table:table-cell office:value-type="float" office:value="1.97449466666667" calcext:value-type="float">
            <text:p>1.97449</text:p>
          </table:table-cell>
          <table:table-cell office:value-type="float" office:value="4.234624" calcext:value-type="float">
            <text:p>4.234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6688" calcext:value-type="float">
            <text:p>2.86688</text:p>
          </table:table-cell>
          <table:table-cell office:value-type="float" office:value="1.92273733333333" calcext:value-type="float">
            <text:p>1.92274</text:p>
          </table:table-cell>
          <table:table-cell office:value-type="float" office:value="3.774688" calcext:value-type="float">
            <text:p>3.774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3035866666667" calcext:value-type="float">
            <text:p>2.83036</text:p>
          </table:table-cell>
          <table:table-cell office:value-type="float" office:value="1.868148" calcext:value-type="float">
            <text:p>1.86815</text:p>
          </table:table-cell>
          <table:table-cell office:value-type="float" office:value="4.127776" calcext:value-type="float">
            <text:p>4.127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9107733333333" calcext:value-type="float">
            <text:p>2.99108</text:p>
          </table:table-cell>
          <table:table-cell office:value-type="float" office:value="1.74318133333333" calcext:value-type="float">
            <text:p>1.74318</text:p>
          </table:table-cell>
          <table:table-cell office:value-type="float" office:value="3.171696" calcext:value-type="float">
            <text:p>3.17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9:39:32.616412279</dc:date>
    <meta:document-statistic meta:table-count="2" meta:cell-count="9024" meta:object-count="0"/>
    <meta:generator>LibreOffice/4.2.8.2$Linux_X86_64 LibreOffice_project/420m0$Build-2</meta:generator>
  </office:meta>
</office:document-meta>
</file>